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draw:stroke="dash" draw:stroke-dash="Dot" svg:stroke-width="0.152cm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6" style:family="graphic" style:parent-style-name="objectwithoutfill">
      <style:graphic-properties svg:stroke-width="0.152cm" svg:stroke-color="#ff80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7" style:family="graphic" style:parent-style-name="objectwithoutfill">
      <style:graphic-properties svg:stroke-width="0.152cm" svg:stroke-color="#2a6099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8" style:family="graphic" style:parent-style-name="objectwithoutfill">
      <style:graphic-properties draw:stroke="dash" draw:stroke-dash="Dot" svg:stroke-width="0.152cm" svg:stroke-color="#ff8000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9" style:family="graphic" style:parent-style-name="objectwithoutfill">
      <style:graphic-properties draw:stroke="dash" draw:stroke-dash="Dot" svg:stroke-width="0.152cm" svg:stroke-color="#2a6099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10" style:family="graphic" style:parent-style-name="objectwithoutfill">
      <style:graphic-properties svg:stroke-width="0.152cm" svg:stroke-color="#55308d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11" style:family="graphic" style:parent-style-name="objectwithoutfill">
      <style:graphic-properties svg:stroke-width="0.152cm" svg:stroke-color="#ffff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12" style:family="graphic" style:parent-style-name="objectwithoutfill">
      <style:graphic-properties svg:stroke-width="0.152cm" svg:stroke-color="#2a6099" draw:marker-start-width="0.427cm" draw:marker-end="Arrowheads_20_1" draw:marker-end-width="0.527cm" draw:fill="solid" draw:fill-color="#ffa6a6" draw:textarea-vertical-align="middle" fo:padding-top="0.2cm" fo:padding-bottom="0.2cm" fo:padding-left="0.325cm" fo:padding-right="0.325cm" loext:decorative="false"/>
    </style:style>
    <style:style style:name="gr13" style:family="graphic" style:parent-style-name="objectwithoutfill">
      <style:graphic-properties svg:stroke-width="0.152cm" svg:stroke-color="#3465a4" draw:marker-start-width="0.427cm" draw:marker-end="Arrowheads_20_1" draw:marker-end-width="0.527cm" draw:fill="solid" draw:fill-color="#77bc65" draw:textarea-vertical-align="middle" fo:padding-top="0.2cm" fo:padding-bottom="0.2cm" fo:padding-left="0.325cm" fo:padding-right="0.325cm" loext:decorative="false"/>
    </style:style>
    <style:style style:name="gr14" style:family="graphic" style:parent-style-name="standard">
      <style:graphic-properties svg:stroke-width="0.152cm" svg:stroke-color="#00a933" draw:marker-start-width="0.427cm" draw:marker-end-width="0.427cm" draw:fill="solid" draw:fill-color="#77bc6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52cm" svg:stroke-color="#ff0000" draw:marker-start-width="0.427cm" draw:marker-end-width="0.427cm" draw:fill="solid" draw:fill-color="#ffa6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b4c7dc"/>
      <style:paragraph-properties fo:text-align="center" style:writing-mode="lr-tb"/>
      <style:text-properties fo:font-size="18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0000" loext:opacity="100%" fo:font-size="18pt"/>
    </style:style>
    <style:style style:name="P8" style:family="paragraph">
      <loext:graphic-properties draw:fill="none" draw:fill-color="#ffffff"/>
      <style:text-properties fo:color="#ff0000" loext:opacity="100%" fo:font-size="18pt"/>
    </style:style>
    <style:style style:name="P9" style:family="paragraph">
      <loext:graphic-properties draw:fill="none" draw:fill-color="#ffffff"/>
      <style:text-properties fo:color="#ff0000" loext:opacity="100%" fo:font-size="18pt" fo:background-color="#ff8000"/>
    </style:style>
    <style:style style:name="P10" style:family="paragraph">
      <style:text-properties fo:color="#00a933" loext:opacity="100%" fo:font-size="18pt"/>
    </style:style>
    <style:style style:name="P11" style:family="paragraph">
      <loext:graphic-properties draw:fill="none" draw:fill-color="#ffffff"/>
      <style:text-properties fo:color="#00a933" loext:opacity="100%" fo:font-size="18pt"/>
    </style:style>
    <style:style style:name="P12" style:family="paragraph">
      <loext:graphic-properties draw:fill="none"/>
      <style:paragraph-properties fo:text-align="center"/>
      <style:text-properties style:use-window-font-color="true" loext:opacity="0%"/>
    </style:style>
    <style:style style:name="P13" style:family="paragraph">
      <style:paragraph-properties fo:text-align="center"/>
      <style:text-properties style:use-window-font-color="true" loext:opacity="0%" fo:font-size="18pt"/>
    </style:style>
    <style:style style:name="P14" style:family="paragraph">
      <loext:graphic-properties draw:fill-color="#b4c7dc"/>
      <style:paragraph-properties fo:text-align="center" style:writing-mode="lr-tb"/>
      <style:text-properties style:use-window-font-color="true" loext:opacity="0%" fo:font-size="18pt"/>
    </style:style>
    <style:style style:name="P15" style:family="paragraph">
      <style:text-properties style:use-window-font-color="true" loext:opacity="0%" fo:font-size="18pt"/>
    </style:style>
    <style:style style:name="P16" style:family="paragraph">
      <loext:graphic-properties draw:fill="none" draw:fill-color="#ffffff"/>
      <style:text-properties style:use-window-font-color="true" loext:opacity="0%" fo:font-size="18pt"/>
    </style:style>
    <style:style style:name="P17" style:family="paragraph">
      <loext:graphic-properties draw:fill="solid" draw:fill-color="#ffa6a6"/>
      <style:paragraph-properties fo:text-align="center"/>
      <style:text-properties style:use-window-font-color="true" loext:opacity="0%"/>
    </style:style>
    <style:style style:name="P18" style:family="paragraph">
      <loext:graphic-properties draw:fill="solid" draw:fill-color="#77bc65"/>
      <style:paragraph-properties fo:text-align="center"/>
      <style:text-properties style:use-window-font-color="true" loext:opacity="0%"/>
    </style:style>
    <style:style style:name="P19" style:family="paragraph">
      <loext:graphic-properties draw:fill="solid" draw:fill-color="#77bc65"/>
      <style:paragraph-properties fo:text-align="center" style:writing-mode="lr-tb"/>
      <style:text-properties style:use-window-font-color="true" loext:opacity="0%" fo:font-size="18pt"/>
    </style:style>
    <style:style style:name="P20" style:family="paragraph">
      <loext:graphic-properties draw:fill="solid" draw:fill-color="#ffa6a6"/>
      <style:paragraph-properties fo:text-align="center" style:writing-mode="lr-tb"/>
      <style:text-properties style:use-window-font-color="true" loext:opacity="0%"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0000" loext:opacity="100%" fo:font-size="15pt" style:font-size-asian="15pt" style:font-size-complex="15pt"/>
    </style:style>
    <style:style style:name="T3" style:family="text">
      <style:text-properties fo:color="#00a933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network" draw:style-name="dp1" draw:master-page-name="Default" presentation:presentation-page-layout-name="AL1T0">
        <draw:line draw:style-name="gr1" draw:text-style-name="P1" draw:layer="layout" svg:x1="13.168cm" svg:y1="8.293cm" svg:x2="15.202cm" svg:y2="6.639cm">
          <text:p/>
        </draw:line>
        <draw:line draw:style-name="gr1" draw:text-style-name="P1" draw:layer="layout" svg:x1="12.7cm" svg:y1="8.255cm" svg:x2="9.019cm" svg:y2="5.08cm">
          <text:p/>
        </draw:line>
        <draw:line draw:style-name="gr1" draw:text-style-name="P1" draw:layer="layout" svg:x1="13.235cm" svg:y1="4.545cm" svg:x2="15.406cm" svg:y2="5.715cm">
          <text:p/>
        </draw:line>
        <draw:line draw:style-name="gr1" draw:text-style-name="P1" draw:layer="layout" svg:x1="8.853cm" svg:y1="8.545cm" svg:x2="12.294cm" svg:y2="8.545cm">
          <text:p/>
        </draw:line>
        <draw:line draw:style-name="gr1" draw:text-style-name="P1" draw:layer="layout" svg:x1="8.89cm" svg:y1="4.445cm" svg:x2="12.331cm" svg:y2="4.445cm">
          <text:p/>
        </draw:line>
        <draw:line draw:style-name="gr1" draw:text-style-name="P1" draw:layer="layout" svg:x1="6.314cm" svg:y1="6.389cm" svg:x2="8.255cm" svg:y2="8.255cm">
          <text:p/>
        </draw:line>
        <draw:line draw:style-name="gr1" draw:text-style-name="P1" draw:layer="layout" svg:x1="6.351cm" svg:y1="6.35cm" svg:x2="8.256cm" svg:y2="4.745cm">
          <text:p/>
        </draw:line>
        <draw:custom-shape draw:style-name="gr2" draw:text-style-name="P3" draw:layer="layout" svg:width="1.27cm" svg:height="1.27cm" svg:x="5.716cm" svg:y="5.815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796cm" svg:height="0.839cm" svg:x="10.596cm" svg:y="3.61cm">
          <draw:text-box>
            <text:p text:style-name="P4"><text:span text:style-name="T1">7</text:span></text:p>
          </draw:text-box>
        </draw:frame>
        <draw:frame draw:style-name="gr3" draw:text-style-name="P5" draw:layer="layout" svg:width="0.796cm" svg:height="0.839cm" svg:x="6.996cm" svg:y="4.311cm">
          <draw:text-box>
            <text:p text:style-name="P4"><text:span text:style-name="T1">1</text:span></text:p>
          </draw:text-box>
        </draw:frame>
        <draw:frame draw:style-name="gr3" draw:text-style-name="P5" draw:layer="layout" svg:width="0.796cm" svg:height="0.839cm" svg:x="6.796cm" svg:y="7.313cm">
          <draw:text-box>
            <text:p text:style-name="P4"><text:span text:style-name="T1">5</text:span></text:p>
          </draw:text-box>
        </draw:frame>
        <draw:frame draw:style-name="gr3" draw:text-style-name="P5" draw:layer="layout" svg:width="0.796cm" svg:height="0.839cm" svg:x="10.796cm" svg:y="6.013cm">
          <draw:text-box>
            <text:p text:style-name="P4"><text:span text:style-name="T1">6</text:span></text:p>
          </draw:text-box>
        </draw:frame>
        <draw:frame draw:style-name="gr3" draw:text-style-name="P5" draw:layer="layout" svg:width="0.796cm" svg:height="0.839cm" svg:x="10.496cm" svg:y="8.614cm">
          <draw:text-box>
            <text:p text:style-name="P4"><text:span text:style-name="T1">4</text:span></text:p>
          </draw:text-box>
        </draw:frame>
        <draw:frame draw:style-name="gr3" draw:text-style-name="P5" draw:layer="layout" svg:width="0.796cm" svg:height="0.839cm" svg:x="14.096cm" svg:y="7.515cm">
          <draw:text-box>
            <text:p text:style-name="P4"><text:span text:style-name="T1">2</text:span></text:p>
          </draw:text-box>
        </draw:frame>
        <draw:frame draw:style-name="gr3" draw:text-style-name="P5" draw:layer="layout" svg:width="0.796cm" svg:height="0.839cm" svg:x="14.096cm" svg:y="4.417cm">
          <draw:text-box>
            <text:p text:style-name="P4"><text:span text:style-name="T1">3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graph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1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1" draw:text-style-name="P1" draw:layer="layout" svg:x1="12.935cm" svg:y1="3.91cm" svg:x2="15.475cm" svg:y2="5.815cm">
          <text:p/>
        </draw:line>
        <draw:line draw:style-name="gr1" draw:text-style-name="P1" draw:layer="layout" svg:x1="8.853cm" svg:y1="8.745cm" svg:x2="12.294cm" svg:y2="8.745cm">
          <text:p/>
        </draw:line>
        <draw:line draw:style-name="gr1" draw:text-style-name="P1" draw:layer="layout" svg:x1="8.89cm" svg:y1="4.145cm" svg:x2="12.331cm" svg:y2="4.145cm">
          <text:p/>
        </draw:line>
        <draw:line draw:style-name="gr1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796cm" svg:height="0.839cm" svg:x="10.396cm" svg:y="3.21cm">
          <draw:text-box>
            <text:p text:style-name="P4"><text:span text:style-name="T1">7</text:span></text:p>
          </draw:text-box>
        </draw:frame>
        <draw:frame draw:style-name="gr3" draw:text-style-name="P5" draw:layer="layout" svg:width="0.796cm" svg:height="0.839cm" svg:x="6.296cm" svg:y="4.211cm">
          <draw:text-box>
            <text:p text:style-name="P4"><text:span text:style-name="T1">1</text:span></text:p>
          </draw:text-box>
        </draw:frame>
        <draw:frame draw:style-name="gr3" draw:text-style-name="P5" draw:layer="layout" svg:width="0.796cm" svg:height="0.839cm" svg:x="6.596cm" svg:y="7.713cm">
          <draw:text-box>
            <text:p text:style-name="P4"><text:span text:style-name="T1">5</text:span></text:p>
          </draw:text-box>
        </draw:frame>
        <draw:frame draw:style-name="gr3" draw:text-style-name="P5" draw:layer="layout" svg:width="0.796cm" svg:height="0.839cm" svg:x="11.196cm" svg:y="5.713cm">
          <draw:text-box>
            <text:p text:style-name="P4"><text:span text:style-name="T1">6</text:span></text:p>
          </draw:text-box>
        </draw:frame>
        <draw:frame draw:style-name="gr3" draw:text-style-name="P5" draw:layer="layout" svg:width="0.796cm" svg:height="0.839cm" svg:x="10.496cm" svg:y="9.014cm">
          <draw:text-box>
            <text:p text:style-name="P4"><text:span text:style-name="T1">4</text:span></text:p>
          </draw:text-box>
        </draw:frame>
        <draw:frame draw:style-name="gr3" draw:text-style-name="P5" draw:layer="layout" svg:width="0.796cm" svg:height="0.839cm" svg:x="14.996cm" svg:y="8.015cm">
          <draw:text-box>
            <text:p text:style-name="P4"><text:span text:style-name="T1">2</text:span></text:p>
          </draw:text-box>
        </draw:frame>
        <draw:frame draw:style-name="gr3" draw:text-style-name="P5" draw:layer="layout" svg:width="0.796cm" svg:height="0.839cm" svg:x="14.296cm" svg:y="4.017cm">
          <draw:text-box>
            <text:p text:style-name="P4"><text:span text:style-name="T1">3</text:span></text:p>
          </draw:text-box>
        </draw:frame>
        <draw:frame draw:style-name="gr3" draw:text-style-name="P5" draw:layer="layout" svg:width="0.796cm" svg:height="0.839cm" svg:x="7.696cm" svg:y="5.412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0.596cm" svg:y="4.713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3.696cm" svg:y="5.414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3.696cm" svg:y="6.515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0.596cm" svg:y="7.614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9.996cm" svg:y="6.314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7.696cm" svg:y="6.813cm">
          <draw:text-box>
            <text:p text:style-name="P4"><text:span text:style-name="T1">0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ing path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6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6" draw:text-style-name="P1" draw:layer="layout" svg:x1="12.935cm" svg:y1="3.91cm" svg:x2="15.475cm" svg:y2="5.815cm">
          <text:p/>
        </draw:line>
        <draw:line draw:style-name="gr6" draw:text-style-name="P1" draw:layer="layout" svg:x1="8.853cm" svg:y1="8.745cm" svg:x2="12.294cm" svg:y2="8.745cm">
          <text:p/>
        </draw:line>
        <draw:line draw:style-name="gr6" draw:text-style-name="P1" draw:layer="layout" svg:x1="8.89cm" svg:y1="4.145cm" svg:x2="12.331cm" svg:y2="4.145cm">
          <text:p/>
        </draw:line>
        <draw:line draw:style-name="gr6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796cm" svg:height="0.839cm" svg:x="10.396cm" svg:y="3.21cm">
          <draw:text-box>
            <text:p text:style-name="P4"><text:span text:style-name="T1">7</text:span></text:p>
          </draw:text-box>
        </draw:frame>
        <draw:frame draw:style-name="gr3" draw:text-style-name="P5" draw:layer="layout" svg:width="0.796cm" svg:height="0.839cm" svg:x="6.296cm" svg:y="4.211cm">
          <draw:text-box>
            <text:p text:style-name="P4"><text:span text:style-name="T1">1</text:span></text:p>
          </draw:text-box>
        </draw:frame>
        <draw:frame draw:style-name="gr3" draw:text-style-name="P5" draw:layer="layout" svg:width="0.796cm" svg:height="0.839cm" svg:x="6.596cm" svg:y="7.713cm">
          <draw:text-box>
            <text:p text:style-name="P4"><text:span text:style-name="T1">5</text:span></text:p>
          </draw:text-box>
        </draw:frame>
        <draw:frame draw:style-name="gr3" draw:text-style-name="P5" draw:layer="layout" svg:width="0.796cm" svg:height="0.839cm" svg:x="11.196cm" svg:y="5.713cm">
          <draw:text-box>
            <text:p text:style-name="P4"><text:span text:style-name="T1">6</text:span></text:p>
          </draw:text-box>
        </draw:frame>
        <draw:frame draw:style-name="gr3" draw:text-style-name="P5" draw:layer="layout" svg:width="0.796cm" svg:height="0.839cm" svg:x="10.496cm" svg:y="9.014cm">
          <draw:text-box>
            <text:p text:style-name="P4"><text:span text:style-name="T1">4</text:span></text:p>
          </draw:text-box>
        </draw:frame>
        <draw:frame draw:style-name="gr3" draw:text-style-name="P5" draw:layer="layout" svg:width="0.796cm" svg:height="0.839cm" svg:x="14.996cm" svg:y="8.015cm">
          <draw:text-box>
            <text:p text:style-name="P4"><text:span text:style-name="T1">2</text:span></text:p>
          </draw:text-box>
        </draw:frame>
        <draw:frame draw:style-name="gr3" draw:text-style-name="P5" draw:layer="layout" svg:width="0.796cm" svg:height="0.839cm" svg:x="14.296cm" svg:y="4.017cm">
          <draw:text-box>
            <text:p text:style-name="P4"><text:span text:style-name="T1">3</text:span></text:p>
          </draw:text-box>
        </draw:frame>
        <draw:frame draw:style-name="gr3" draw:text-style-name="P5" draw:layer="layout" svg:width="0.796cm" svg:height="0.839cm" svg:x="7.696cm" svg:y="5.412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0.596cm" svg:y="4.713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3.696cm" svg:y="5.414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3.696cm" svg:y="6.515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0.596cm" svg:y="7.614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9.996cm" svg:y="6.314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7.696cm" svg:y="6.813cm">
          <draw:text-box>
            <text:p text:style-name="P4"><text:span text:style-name="T1">0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the flow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0.796cm" svg:height="0.839cm" svg:x="10.396cm" svg:y="3.21cm">
          <draw:text-box>
            <text:p text:style-name="P7"><text:span text:style-name="T2">4</text:span></text:p>
          </draw:text-box>
        </draw:frame>
        <draw:frame draw:style-name="gr3" draw:text-style-name="P5" draw:layer="layout" svg:width="0.796cm" svg:height="0.839cm" svg:x="6.296cm" svg:y="4.211cm">
          <draw:text-box>
            <text:p text:style-name="P4"><text:span text:style-name="T1">1</text:span></text:p>
          </draw:text-box>
        </draw:frame>
        <draw:frame draw:style-name="gr3" draw:text-style-name="P9" draw:layer="layout" svg:width="0.796cm" svg:height="0.839cm" svg:x="6.596cm" svg:y="7.713cm">
          <draw:text-box>
            <text:p text:style-name="P7"><text:span text:style-name="T2">2</text:span></text:p>
          </draw:text-box>
        </draw:frame>
        <draw:frame draw:style-name="gr3" draw:text-style-name="P8" draw:layer="layout" svg:width="0.796cm" svg:height="0.839cm" svg:x="11.196cm" svg:y="5.713cm">
          <draw:text-box>
            <text:p text:style-name="P7"><text:span text:style-name="T2">3</text:span></text:p>
          </draw:text-box>
        </draw:frame>
        <draw:frame draw:style-name="gr3" draw:text-style-name="P8" draw:layer="layout" svg:width="0.796cm" svg:height="0.839cm" svg:x="10.496cm" svg:y="9.014cm">
          <draw:text-box>
            <text:p text:style-name="P7"><text:span text:style-name="T2">1</text:span></text:p>
          </draw:text-box>
        </draw:frame>
        <draw:frame draw:style-name="gr3" draw:text-style-name="P5" draw:layer="layout" svg:width="0.796cm" svg:height="0.839cm" svg:x="14.996cm" svg:y="8.015cm">
          <draw:text-box>
            <text:p text:style-name="P4"><text:span text:style-name="T1">2</text:span></text:p>
          </draw:text-box>
        </draw:frame>
        <draw:frame draw:style-name="gr3" draw:text-style-name="P9" draw:layer="layout" svg:width="0.796cm" svg:height="0.839cm" svg:x="14.296cm" svg:y="4.017cm">
          <draw:text-box>
            <text:p text:style-name="P7"><text:span text:style-name="T2">0</text:span></text:p>
          </draw:text-box>
        </draw:frame>
        <draw:frame draw:style-name="gr3" draw:text-style-name="P5" draw:layer="layout" svg:width="0.796cm" svg:height="0.839cm" svg:x="7.696cm" svg:y="5.412cm">
          <draw:text-box>
            <text:p text:style-name="P4"><text:span text:style-name="T1">0</text:span></text:p>
          </draw:text-box>
        </draw:frame>
        <draw:frame draw:style-name="gr3" draw:text-style-name="P11" draw:layer="layout" svg:width="0.796cm" svg:height="0.839cm" svg:x="10.596cm" svg:y="4.713cm">
          <draw:text-box>
            <text:p text:style-name="P10"><text:span text:style-name="T3">3</text:span></text:p>
          </draw:text-box>
        </draw:frame>
        <draw:frame draw:style-name="gr3" draw:text-style-name="P11" draw:layer="layout" svg:width="0.796cm" svg:height="0.839cm" svg:x="13.696cm" svg:y="5.414cm">
          <draw:text-box>
            <text:p text:style-name="P10"><text:span text:style-name="T3">3</text:span></text:p>
          </draw:text-box>
        </draw:frame>
        <draw:frame draw:style-name="gr3" draw:text-style-name="P5" draw:layer="layout" svg:width="0.796cm" svg:height="0.839cm" svg:x="13.696cm" svg:y="6.515cm">
          <draw:text-box>
            <text:p text:style-name="P4"><text:span text:style-name="T1">0</text:span></text:p>
          </draw:text-box>
        </draw:frame>
        <draw:frame draw:style-name="gr3" draw:text-style-name="P11" draw:layer="layout" svg:width="0.796cm" svg:height="0.839cm" svg:x="10.596cm" svg:y="7.614cm">
          <draw:text-box>
            <text:p text:style-name="P10"><text:span text:style-name="T3">3</text:span></text:p>
          </draw:text-box>
        </draw:frame>
        <draw:frame draw:style-name="gr3" draw:text-style-name="P11" draw:layer="layout" svg:width="0.796cm" svg:height="0.839cm" svg:x="9.996cm" svg:y="6.314cm">
          <draw:text-box>
            <text:p text:style-name="P10"><text:span text:style-name="T3">3</text:span></text:p>
          </draw:text-box>
        </draw:frame>
        <draw:frame draw:style-name="gr3" draw:text-style-name="P11" draw:layer="layout" svg:width="0.796cm" svg:height="0.839cm" svg:x="7.696cm" svg:y="6.813cm">
          <draw:text-box>
            <text:p text:style-name="P10"><text:span text:style-name="T3">3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path 2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8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6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6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796cm" svg:height="0.839cm" svg:x="10.396cm" svg:y="3.21cm">
          <draw:text-box>
            <text:p text:style-name="P4"><text:span text:style-name="T1">4</text:span></text:p>
          </draw:text-box>
        </draw:frame>
        <draw:frame draw:style-name="gr3" draw:text-style-name="P5" draw:layer="layout" svg:width="0.796cm" svg:height="0.839cm" svg:x="6.296cm" svg:y="4.211cm">
          <draw:text-box>
            <text:p text:style-name="P4"><text:span text:style-name="T1">1</text:span></text:p>
          </draw:text-box>
        </draw:frame>
        <draw:frame draw:style-name="gr3" draw:text-style-name="P5" draw:layer="layout" svg:width="0.796cm" svg:height="0.839cm" svg:x="6.596cm" svg:y="7.713cm">
          <draw:text-box>
            <text:p text:style-name="P4"><text:span text:style-name="T1">2</text:span></text:p>
          </draw:text-box>
        </draw:frame>
        <draw:frame draw:style-name="gr3" draw:text-style-name="P5" draw:layer="layout" svg:width="0.796cm" svg:height="0.839cm" svg:x="11.196cm" svg:y="5.713cm">
          <draw:text-box>
            <text:p text:style-name="P4"><text:span text:style-name="T1">3</text:span></text:p>
          </draw:text-box>
        </draw:frame>
        <draw:frame draw:style-name="gr3" draw:text-style-name="P5" draw:layer="layout" svg:width="0.796cm" svg:height="0.839cm" svg:x="10.496cm" svg:y="9.014cm">
          <draw:text-box>
            <text:p text:style-name="P4"><text:span text:style-name="T1">1</text:span></text:p>
          </draw:text-box>
        </draw:frame>
        <draw:frame draw:style-name="gr3" draw:text-style-name="P5" draw:layer="layout" svg:width="0.796cm" svg:height="0.839cm" svg:x="14.996cm" svg:y="8.015cm">
          <draw:text-box>
            <text:p text:style-name="P4"><text:span text:style-name="T1">2</text:span></text:p>
          </draw:text-box>
        </draw:frame>
        <draw:frame draw:style-name="gr3" draw:text-style-name="P5" draw:layer="layout" svg:width="0.796cm" svg:height="0.839cm" svg:x="14.296cm" svg:y="4.017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7.696cm" svg:y="5.412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0.596cm" svg:y="4.713cm">
          <draw:text-box>
            <text:p text:style-name="P4"><text:span text:style-name="T1">3</text:span></text:p>
          </draw:text-box>
        </draw:frame>
        <draw:frame draw:style-name="gr3" draw:text-style-name="P5" draw:layer="layout" svg:width="0.796cm" svg:height="0.839cm" svg:x="13.696cm" svg:y="5.414cm">
          <draw:text-box>
            <text:p text:style-name="P4"><text:span text:style-name="T1">3</text:span></text:p>
          </draw:text-box>
        </draw:frame>
        <draw:frame draw:style-name="gr3" draw:text-style-name="P5" draw:layer="layout" svg:width="0.796cm" svg:height="0.839cm" svg:x="13.696cm" svg:y="6.515cm">
          <draw:text-box>
            <text:p text:style-name="P4"><text:span text:style-name="T1">0</text:span></text:p>
          </draw:text-box>
        </draw:frame>
        <draw:frame draw:style-name="gr3" draw:text-style-name="P5" draw:layer="layout" svg:width="0.796cm" svg:height="0.839cm" svg:x="10.596cm" svg:y="7.614cm">
          <draw:text-box>
            <text:p text:style-name="P4"><text:span text:style-name="T1">3</text:span></text:p>
          </draw:text-box>
        </draw:frame>
        <draw:frame draw:style-name="gr3" draw:text-style-name="P5" draw:layer="layout" svg:width="0.796cm" svg:height="0.839cm" svg:x="9.996cm" svg:y="6.314cm">
          <draw:text-box>
            <text:p text:style-name="P4"><text:span text:style-name="T1">3</text:span></text:p>
          </draw:text-box>
        </draw:frame>
        <draw:frame draw:style-name="gr3" draw:text-style-name="P5" draw:layer="layout" svg:width="0.796cm" svg:height="0.839cm" svg:x="7.696cm" svg:y="6.813cm">
          <draw:text-box>
            <text:p text:style-name="P4"><text:span text:style-name="T1">3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the flow 2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9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7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7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796cm" svg:height="0.839cm" svg:x="10.396cm" svg:y="3.21cm">
          <draw:text-box>
            <text:p text:style-name="P4"><text:span text:style-name="T1">4</text:span></text:p>
          </draw:text-box>
        </draw:frame>
        <draw:frame draw:style-name="gr3" draw:text-style-name="P8" draw:layer="layout" svg:width="0.796cm" svg:height="0.839cm" svg:x="6.296cm" svg:y="4.211cm">
          <draw:text-box>
            <text:p text:style-name="P7"><text:span text:style-name="T2">0</text:span></text:p>
          </draw:text-box>
        </draw:frame>
        <draw:frame draw:style-name="gr3" draw:text-style-name="P5" draw:layer="layout" svg:width="0.796cm" svg:height="0.839cm" svg:x="6.596cm" svg:y="7.713cm">
          <draw:text-box>
            <text:p text:style-name="P4"><text:span text:style-name="T1">2</text:span></text:p>
          </draw:text-box>
        </draw:frame>
        <draw:frame draw:style-name="gr3" draw:text-style-name="P11" draw:layer="layout" svg:width="0.796cm" svg:height="0.839cm" svg:x="11.196cm" svg:y="5.713cm">
          <draw:text-box>
            <text:p text:style-name="P10"><text:span text:style-name="T3">4</text:span></text:p>
          </draw:text-box>
        </draw:frame>
        <draw:frame draw:style-name="gr3" draw:text-style-name="P5" draw:layer="layout" svg:width="0.796cm" svg:height="0.839cm" svg:x="10.496cm" svg:y="9.014cm">
          <draw:text-box>
            <text:p text:style-name="P4"><text:span text:style-name="T1">1</text:span></text:p>
          </draw:text-box>
        </draw:frame>
        <draw:frame draw:style-name="gr3" draw:text-style-name="P8" draw:layer="layout" svg:width="0.796cm" svg:height="0.839cm" svg:x="14.996cm" svg:y="8.015cm">
          <draw:text-box>
            <text:p text:style-name="P7"><text:span text:style-name="T2">1</text:span></text:p>
          </draw:text-box>
        </draw:frame>
        <draw:frame draw:style-name="gr3" draw:text-style-name="P5" draw:layer="layout" svg:width="0.796cm" svg:height="0.839cm" svg:x="14.296cm" svg:y="4.017cm">
          <draw:text-box>
            <text:p text:style-name="P4"><text:span text:style-name="T1">0</text:span></text:p>
          </draw:text-box>
        </draw:frame>
        <draw:frame draw:style-name="gr3" draw:text-style-name="P11" draw:layer="layout" svg:width="0.796cm" svg:height="0.839cm" svg:x="7.696cm" svg:y="5.412cm">
          <draw:text-box>
            <text:p text:style-name="P10"><text:span text:style-name="T3">1</text:span></text:p>
          </draw:text-box>
        </draw:frame>
        <draw:frame draw:style-name="gr3" draw:text-style-name="P5" draw:layer="layout" svg:width="0.796cm" svg:height="0.839cm" svg:x="10.596cm" svg:y="4.713cm">
          <draw:text-box>
            <text:p text:style-name="P4"><text:span text:style-name="T1">3</text:span></text:p>
          </draw:text-box>
        </draw:frame>
        <draw:frame draw:style-name="gr3" draw:text-style-name="P5" draw:layer="layout" svg:width="0.796cm" svg:height="0.839cm" svg:x="13.696cm" svg:y="5.414cm">
          <draw:text-box>
            <text:p text:style-name="P4"><text:span text:style-name="T1">3</text:span></text:p>
          </draw:text-box>
        </draw:frame>
        <draw:frame draw:style-name="gr3" draw:text-style-name="P11" draw:layer="layout" svg:width="0.796cm" svg:height="0.839cm" svg:x="13.696cm" svg:y="6.515cm">
          <draw:text-box>
            <text:p text:style-name="P10"><text:span text:style-name="T3">1</text:span></text:p>
          </draw:text-box>
        </draw:frame>
        <draw:frame draw:style-name="gr3" draw:text-style-name="P5" draw:layer="layout" svg:width="0.796cm" svg:height="0.839cm" svg:x="10.596cm" svg:y="7.614cm">
          <draw:text-box>
            <text:p text:style-name="P4"><text:span text:style-name="T1">3</text:span></text:p>
          </draw:text-box>
        </draw:frame>
        <draw:frame draw:style-name="gr3" draw:text-style-name="P8" draw:layer="layout" svg:width="0.796cm" svg:height="0.839cm" svg:x="9.996cm" svg:y="6.314cm">
          <draw:text-box>
            <text:p text:style-name="P7"><text:span text:style-name="T2">2</text:span></text:p>
          </draw:text-box>
        </draw:frame>
        <draw:frame draw:style-name="gr3" draw:text-style-name="P5" draw:layer="layout" svg:width="0.796cm" svg:height="0.839cm" svg:x="7.696cm" svg:y="6.813cm">
          <draw:text-box>
            <text:p text:style-name="P4"><text:span text:style-name="T1">3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xflow" draw:style-name="dp1" draw:master-page-name="Default" presentation:presentation-page-layout-name="AL1T0">
        <draw:line draw:style-name="gr5" draw:text-style-name="P12" draw:layer="layout" svg:x1="15.364cm" svg:y1="6.377cm" svg:x2="13.33cm" svg:y2="8.031cm">
          <text:p/>
        </draw:line>
        <draw:line draw:style-name="gr9" draw:text-style-name="P12" draw:layer="layout" svg:x1="8.957cm" svg:y1="4.918cm" svg:x2="12.638cm" svg:y2="8.093cm">
          <text:p/>
        </draw:line>
        <draw:line draw:style-name="gr7" draw:text-style-name="P12" draw:layer="layout" svg:x1="13.2cm" svg:y1="8.055cm" svg:x2="9.519cm" svg:y2="4.88cm">
          <text:p/>
        </draw:line>
        <draw:line draw:style-name="gr5" draw:text-style-name="P12" draw:layer="layout" svg:x1="8.917cm" svg:y1="8.517cm" svg:x2="6.976cm" svg:y2="6.651cm">
          <text:p/>
        </draw:line>
        <draw:line draw:style-name="gr5" draw:text-style-name="P12" draw:layer="layout" svg:x1="12.956cm" svg:y1="8.345cm" svg:x2="9.515cm" svg:y2="8.345cm">
          <text:p/>
        </draw:line>
        <draw:line draw:style-name="gr5" draw:text-style-name="P12" draw:layer="layout" svg:x1="15.937cm" svg:y1="6.777cm" svg:x2="13.397cm" svg:y2="4.872cm">
          <text:p/>
        </draw:line>
        <draw:line draw:style-name="gr5" draw:text-style-name="P12" draw:layer="layout" svg:x1="12.993cm" svg:y1="4.645cm" svg:x2="9.552cm" svg:y2="4.645cm">
          <text:p/>
        </draw:line>
        <draw:line draw:style-name="gr5" draw:text-style-name="P12" draw:layer="layout" svg:x1="8.716cm" svg:y1="4.583cm" svg:x2="6.811cm" svg:y2="6.188cm">
          <text:p/>
        </draw:line>
        <draw:line draw:style-name="gr7" draw:text-style-name="P12" draw:layer="layout" svg:x1="13.568cm" svg:y1="8.493cm" svg:x2="15.602cm" svg:y2="6.839cm">
          <text:p/>
        </draw:line>
        <draw:line draw:style-name="gr7" draw:text-style-name="P12" draw:layer="layout" svg:x1="12.935cm" svg:y1="3.91cm" svg:x2="15.475cm" svg:y2="5.815cm">
          <text:p/>
        </draw:line>
        <draw:line draw:style-name="gr7" draw:text-style-name="P12" draw:layer="layout" svg:x1="8.853cm" svg:y1="8.745cm" svg:x2="12.294cm" svg:y2="8.745cm">
          <text:p/>
        </draw:line>
        <draw:line draw:style-name="gr7" draw:text-style-name="P12" draw:layer="layout" svg:x1="8.89cm" svg:y1="4.145cm" svg:x2="12.331cm" svg:y2="4.145cm">
          <text:p/>
        </draw:line>
        <draw:line draw:style-name="gr7" draw:text-style-name="P12" draw:layer="layout" svg:x1="6.314cm" svg:y1="6.589cm" svg:x2="8.255cm" svg:y2="8.455cm">
          <text:p/>
        </draw:line>
        <draw:line draw:style-name="gr7" draw:text-style-name="P12" draw:layer="layout" svg:x1="6.351cm" svg:y1="6.05cm" svg:x2="8.256cm" svg:y2="4.445cm">
          <text:p/>
        </draw:line>
        <draw:custom-shape draw:style-name="gr2" draw:text-style-name="P14" draw:layer="layout" svg:width="1.27cm" svg:height="1.27cm" svg:x="5.716cm" svg:y="5.815cm">
          <text:p text:style-name="P1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4" draw:layer="layout" svg:width="1.27cm" svg:height="1.27cm" svg:x="8.256cm" svg:y="3.81cm">
          <text:p text:style-name="P1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4" draw:layer="layout" svg:width="1.27cm" svg:height="1.27cm" svg:x="12.331cm" svg:y="3.81cm">
          <text:p text:style-name="P1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4" draw:layer="layout" svg:width="1.27cm" svg:height="1.27cm" svg:x="8.256cm" svg:y="7.92cm">
          <text:p text:style-name="P1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4" draw:layer="layout" svg:width="1.27cm" svg:height="1.27cm" svg:x="12.331cm" svg:y="7.909cm">
          <text:p text:style-name="P1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4" draw:layer="layout" svg:width="1.27cm" svg:height="1.27cm" svg:x="15.206cm" svg:y="5.615cm">
          <text:p text:style-name="P1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6" draw:layer="layout" svg:width="0.796cm" svg:height="0.839cm" svg:x="10.396cm" svg:y="3.21cm">
          <draw:text-box>
            <text:p text:style-name="P15"><text:span text:style-name="T1">4</text:span></text:p>
          </draw:text-box>
        </draw:frame>
        <draw:frame draw:style-name="gr3" draw:text-style-name="P16" draw:layer="layout" svg:width="0.796cm" svg:height="0.839cm" svg:x="6.296cm" svg:y="4.211cm">
          <draw:text-box>
            <text:p text:style-name="P15"><text:span text:style-name="T1">0</text:span></text:p>
          </draw:text-box>
        </draw:frame>
        <draw:frame draw:style-name="gr3" draw:text-style-name="P16" draw:layer="layout" svg:width="0.796cm" svg:height="0.839cm" svg:x="6.596cm" svg:y="7.713cm">
          <draw:text-box>
            <text:p text:style-name="P15"><text:span text:style-name="T1">1</text:span></text:p>
          </draw:text-box>
        </draw:frame>
        <draw:frame draw:style-name="gr3" draw:text-style-name="P16" draw:layer="layout" svg:width="0.796cm" svg:height="0.839cm" svg:x="11.196cm" svg:y="5.713cm">
          <draw:text-box>
            <text:p text:style-name="P15"><text:span text:style-name="T1">4</text:span></text:p>
          </draw:text-box>
        </draw:frame>
        <draw:frame draw:style-name="gr3" draw:text-style-name="P5" draw:layer="layout" svg:width="0.796cm" svg:height="0.839cm" svg:x="10.496cm" svg:y="9.014cm">
          <draw:text-box>
            <text:p text:style-name="P4"><text:span text:style-name="T1">0</text:span></text:p>
          </draw:text-box>
        </draw:frame>
        <draw:frame draw:style-name="gr3" draw:text-style-name="P16" draw:layer="layout" svg:width="0.796cm" svg:height="0.839cm" svg:x="14.996cm" svg:y="8.015cm">
          <draw:text-box>
            <text:p text:style-name="P15"><text:span text:style-name="T1">0</text:span></text:p>
          </draw:text-box>
        </draw:frame>
        <draw:frame draw:style-name="gr3" draw:text-style-name="P16" draw:layer="layout" svg:width="0.796cm" svg:height="0.839cm" svg:x="14.296cm" svg:y="4.017cm">
          <draw:text-box>
            <text:p text:style-name="P15"><text:span text:style-name="T1">0</text:span></text:p>
          </draw:text-box>
        </draw:frame>
        <draw:frame draw:style-name="gr3" draw:text-style-name="P16" draw:layer="layout" svg:width="0.796cm" svg:height="0.839cm" svg:x="7.696cm" svg:y="5.412cm">
          <draw:text-box>
            <text:p text:style-name="P15"><text:span text:style-name="T1">1</text:span></text:p>
          </draw:text-box>
        </draw:frame>
        <draw:frame draw:style-name="gr3" draw:text-style-name="P16" draw:layer="layout" svg:width="0.796cm" svg:height="0.839cm" svg:x="10.596cm" svg:y="4.713cm">
          <draw:text-box>
            <text:p text:style-name="P15"><text:span text:style-name="T1">3</text:span></text:p>
          </draw:text-box>
        </draw:frame>
        <draw:frame draw:style-name="gr3" draw:text-style-name="P16" draw:layer="layout" svg:width="0.796cm" svg:height="0.839cm" svg:x="13.696cm" svg:y="5.414cm">
          <draw:text-box>
            <text:p text:style-name="P15"><text:span text:style-name="T1">3</text:span></text:p>
          </draw:text-box>
        </draw:frame>
        <draw:frame draw:style-name="gr3" draw:text-style-name="P16" draw:layer="layout" svg:width="0.796cm" svg:height="0.839cm" svg:x="13.696cm" svg:y="6.515cm">
          <draw:text-box>
            <text:p text:style-name="P15"><text:span text:style-name="T1">2</text:span></text:p>
          </draw:text-box>
        </draw:frame>
        <draw:frame draw:style-name="gr3" draw:text-style-name="P16" draw:layer="layout" svg:width="0.796cm" svg:height="0.839cm" svg:x="10.596cm" svg:y="7.614cm">
          <draw:text-box>
            <text:p text:style-name="P15"><text:span text:style-name="T1">4</text:span></text:p>
          </draw:text-box>
        </draw:frame>
        <draw:frame draw:style-name="gr3" draw:text-style-name="P16" draw:layer="layout" svg:width="0.796cm" svg:height="0.839cm" svg:x="9.996cm" svg:y="6.314cm">
          <draw:text-box>
            <text:p text:style-name="P15"><text:span text:style-name="T1">2</text:span></text:p>
          </draw:text-box>
        </draw:frame>
        <draw:frame draw:style-name="gr3" draw:text-style-name="P16" draw:layer="layout" svg:width="0.796cm" svg:height="0.839cm" svg:x="7.696cm" svg:y="6.813cm">
          <draw:text-box>
            <text:p text:style-name="P15"><text:span text:style-name="T1">4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n cost max flow" draw:style-name="dp1" draw:master-page-name="Default" presentation:presentation-page-layout-name="AL1T0">
        <draw:line draw:style-name="gr10" draw:text-style-name="P12" draw:layer="layout" svg:x1="15.24cm" svg:y1="5.715cm" svg:x2="12.641cm" svg:y2="6.291cm">
          <text:p/>
        </draw:line>
        <draw:line draw:style-name="gr11" draw:text-style-name="P12" draw:layer="layout" svg:x1="11.565cm" svg:y1="4.645cm" svg:x2="14.678cm" svg:y2="3.375cm">
          <text:p/>
        </draw:line>
        <draw:line draw:style-name="gr12" draw:text-style-name="P17" draw:layer="layout" svg:x1="15.242cm" svg:y1="7.876cm" svg:x2="15.253cm" svg:y2="9.439cm">
          <text:p/>
        </draw:line>
        <draw:line draw:style-name="gr12" draw:text-style-name="P17" draw:layer="layout" svg:x1="15.24cm" svg:y1="5.715cm" svg:x2="15.251cm" svg:y2="7.278cm">
          <text:p/>
        </draw:line>
        <draw:line draw:style-name="gr11" draw:text-style-name="P12" draw:layer="layout" svg:x1="12.165cm" svg:y1="6.55cm" svg:x2="14.705cm" svg:y2="7.82cm">
          <text:p/>
        </draw:line>
        <draw:line draw:style-name="gr12" draw:text-style-name="P17" draw:layer="layout" svg:x1="15.24cm" svg:y1="10.16cm" svg:x2="18.451cm" svg:y2="7.378cm">
          <text:p/>
        </draw:line>
        <draw:line draw:style-name="gr12" draw:text-style-name="P17" draw:layer="layout" svg:x1="15.203cm" svg:y1="2.538cm" svg:x2="15.24cm" svg:y2="5.115cm">
          <text:p/>
        </draw:line>
        <draw:line draw:style-name="gr12" draw:text-style-name="P17" draw:layer="layout" svg:x1="15.24cm" svg:y1="3.175cm" svg:x2="18.415cm" svg:y2="6.35cm">
          <text:p/>
        </draw:line>
        <draw:line draw:style-name="gr13" draw:text-style-name="P18" draw:layer="layout" svg:x1="9.09cm" svg:y1="4.545cm" svg:x2="11.63cm" svg:y2="8.355cm">
          <text:p/>
        </draw:line>
        <draw:line draw:style-name="gr13" draw:text-style-name="P18" draw:layer="layout" svg:x1="8.89cm" svg:y1="8.89cm" svg:x2="11.393cm" svg:y2="6.65cm">
          <text:p/>
        </draw:line>
        <draw:line draw:style-name="gr13" draw:text-style-name="P18" draw:layer="layout" svg:x1="8.89cm" svg:y1="4.21cm" svg:x2="11.43cm" svg:y2="4.445cm">
          <text:p/>
        </draw:line>
        <draw:line draw:style-name="gr13" draw:text-style-name="P18" draw:layer="layout" svg:x1="6.314cm" svg:y1="6.589cm" svg:x2="8.255cm" svg:y2="8.455cm">
          <text:p/>
        </draw:line>
        <draw:line draw:style-name="gr13" draw:text-style-name="P18" draw:layer="layout" svg:x1="6.351cm" svg:y1="6.05cm" svg:x2="8.256cm" svg:y2="4.445cm">
          <text:p/>
        </draw:line>
        <draw:custom-shape draw:style-name="gr14" draw:text-style-name="P19" draw:layer="layout" svg:width="1.27cm" svg:height="1.27cm" svg:x="5.716cm" svg:y="5.815cm">
          <text:p text:style-name="P1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27cm" svg:height="1.27cm" svg:x="8.217cm" svg:y="3.616cm">
          <text:p text:style-name="P1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27cm" svg:height="1.27cm" svg:x="8.218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27cm" svg:height="1.27cm" svg:x="14.6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27cm" svg:height="1.27cm" svg:x="11.43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27cm" svg:height="1.27cm" svg:x="11.4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27cm" svg:height="1.27cm" svg:x="18.015cm" svg:y="6.15cm">
          <text:p text:style-name="P1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27cm" svg:height="1.27cm" svg:x="14.605cm" svg:y="9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0" draw:layer="layout" svg:width="1.27cm" svg:height="1.27cm" svg:x="14.60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27cm" svg:height="1.27cm" svg:x="14.605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27cm" svg:height="1.27cm" svg:x="11.4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4.605cm" svg:y1="9.86cm" svg:x2="12.7cm" svg:y2="8.89cm">
          <text:p/>
        </draw:lin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42:32.649852765</meta:creation-date>
    <dc:date>2025-03-11T17:52:25.329058706</dc:date>
    <meta:editing-duration>PT2H49M19S</meta:editing-duration>
    <meta:editing-cycles>15</meta:editing-cycles>
    <meta:generator>LibreOffice/24.8.5.2$Linux_X86_64 LibreOffice_project/480$Build-2</meta:generator>
    <meta:document-statistic meta:object-count="286"/>
  </office:meta>
</office:document-meta>
</file>